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hnschrift Condensed" svg:font-family="'Bahnschrift Condensed'"/>
    <style:font-face style:name="Bahnschrift Light" svg:font-family="'Bahnschrift Light'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c861" officeooo:paragraph-rsid="0010c861"/>
    </style:style>
    <style:style style:name="P2" style:family="paragraph" style:parent-style-name="Standard">
      <style:text-properties officeooo:rsid="00125d03" officeooo:paragraph-rsid="00125d03"/>
    </style:style>
    <style:style style:name="T1" style:family="text">
      <style:text-properties officeooo:rsid="00134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ter Snail</text:p>
      <text:p text:style-name="P1"/>
      <text:p text:style-name="P2">Les plante <text:span text:style-name="T1">devenant</text:span> de plus en plus dangereuse du a la polution des homme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hnschrift Condensed" svg:font-family="'Bahnschrift Condensed'"/>
    <style:font-face style:name="Bahnschrift Light" svg:font-family="'Bahnschrift Light'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ahnschrift Light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ahnschrift Light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ahnschrift Condensed" fo:font-family="'Bahnschrift Condensed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Bahnschrift Light" fo:font-family="'Bahnschrift Light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ahnschrift Light" fo:font-family="'Bahnschrift Light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ahnschrift Light" fo:font-family="'Bahnschrift Light'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08:29:15.021000000</meta:creation-date>
    <dc:date>2021-03-08T08:41:24.626000000</dc:date>
    <meta:editing-duration>PT1M5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" meta:word-count="16" meta:character-count="86" meta:non-whitespace-character-count="72"/>
  </office:meta>
</office:document-meta>
</file>